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text-properties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jango</text:p>
      <text:p text:style-name="Standard"/>
      <text:p text:style-name="P1">Class Based View</text:p>
      <text:p text:style-name="P1"/>
      <text:p text:style-name="P3">attributs :</text:p>
      <text:p text:style-name="P3"/>
      <text:list xml:id="list16722571911" text:style-name="L1">
        <text:list-item>
          <text:p text:style-name="P4"><text:span text:style-name="T2">context</text:span><text:span text:style-name="T3">_object_name</text:span> : <text:span text:style-name="T4">Nommage des données renvoyées aux templates</text:span></text:p>
        </text:list-item>
        <text:list-item>
          <text:p text:style-name="P4"><text:span text:style-name="T2">queryset </text:span>: <text:span text:style-name="T4">Permet d'exécuter des requêtes assez simples sans paramètres d'url par exemple...</text:span></text:p>
        </text:list-item>
        <text:list-item>
          <text:p text:style-name="P4"><text:span text:style-name="T2">template_name </text:span>: <text:span text:style-name="T4">Nom du template à peupler</text:span></text:p>
        </text:list-item>
        <text:list-item>
          <text:p text:style-name="P4"><text:span text:style-name="T2">model</text:span><text:span text:style-name="T1"> </text:span>: <text:span text:style-name="T4">Model de base de la vue</text:span></text:p>
        </text:list-item>
      </text:list>
      <text:p text:style-name="P3"/>
      <text:p text:style-name="P3">Methods :</text:p>
      <text:p text:style-name="P3"/>
      <text:list xml:id="list153487670" text:style-name="L2">
        <text:list-item>
          <text:p text:style-name="P5"><text:span text:style-name="T3">get_queryset </text:span>: <text:span text:style-name="T4">Permet d'exécuter des requêtes complexes avec des paramètres (url, user, ...)</text:span></text:p>
        </text:list-item>
        <text:list-item>
          <text:p text:style-name="P5"><text:span text:style-name="T3">get_context_data</text:span> : <text:span text:style-name="T4">Permet d'enrichir des vues avec d'autres données d'autres classes par exemple ...</text:span></text:p>
        </text:list-item>
        <text:list-item>
          <text:p text:style-name="P5"><text:span text:style-name="T3">get_object</text:span> : <text:span text:style-name="T4">Fonction qui renvoie les vues ( On peut les utiliser pour afficher la dernière consultation ou le dernier accès à un objet par exemple...)</text:span></text:p>
        </text:list-item>
      </text:list>
      <text:p text:style-name="P6"/>
      <text:p text:style-name="P2"/>
      <text:p text:style-name="P2">Lookups that span relationships</text:p>
      <text:p text:style-name="P2"/>
      <text:p text:style-name="P2"/>
      <text:p text:style-name="P2"/>
      <text:p text:style-name="P2"/>
      <text:p text:style-name="P2">Règles url et slug pour la UI</text:p>
      <text:p text:style-name="P2"/>
      <text:p text:style-name="P8">url(r'^projets/$ ) <text:s/><text:span text:style-name="T7">Liste tous les projets et leurs versions</text:span></text:p>
      <text:p text:style-name="P8"><text:span text:style-name="T7"/></text:p>
      <text:p text:style-name="P8">url(r'^projet/stats/projet-Evolution2) <text:span text:style-name="T7">Liste toutes les stats du projet-evolution2</text:span></text:p>
      <text:p text:style-name="P8"><text:span text:style-name="T7"/></text:p>
      <text:p text:style-name="P9">url(r'^themes/projet-Evolution2-version-13.2.13) <text:span text:style-name="T7">Liste les stats de tous les themes testés dans la version 13.2.13 du projet-evolution2</text:span></text:p>
      <text:p text:style-name="P9"><text:span text:style-name="T7"/></text:p>
      <text:p text:style-name="P9">url(r'^theme/projet-Evolution2-version-13_2_13-LiveTV) <text:span text:style-name="T7">Liste les résultats détaillés par test(groupé) du thème LiveTV de la version 13.2.13 du projet-evolution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 BOUABLE</meta:initial-creator>
    <meta:creation-date>2014-02-18T08:37:16</meta:creation-date>
    <dc:date>2014-02-20T11:12:18</dc:date>
    <dc:creator>Ange BOUABLE</dc:creator>
    <meta:editing-duration>PT27M29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7" meta:word-count="162" meta:character-count="1119" meta:non-whitespace-character-count="980"/>
  </office:meta>
</office:document-meta>
</file>